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71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49619632" text:id="ct4961963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80368889717665252" text:style-name="L1">
        <text:list-item>
          <text:p text:style-name="P24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</table:table-cell>
        </table:table-row>
        <table:table-row table:style-name="表29.71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><text:soft-page-break/></text:p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49619632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ext:soft-page-break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2177952008313715435" text:style-name="L2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<text:soft-page-break/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03T11:21:32.45</dc:date>
    <dc:creator>iwabuchi ken</dc:creator>
    <meta:editing-duration>P5DT12H56M25S</meta:editing-duration>
    <meta:editing-cycles>341</meta:editing-cycles>
    <meta:generator>OpenOffice/4.1.3$Win32 OpenOffice.org_project/413m1$Build-9783</meta:generator>
    <meta:document-statistic meta:table-count="9" meta:image-count="0" meta:object-count="0" meta:page-count="15" meta:paragraph-count="339" meta:word-count="1855" meta:character-count="9194"/>
  </office:meta>
</office:document-meta>
</file>